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//</text:span></text:p>
      <text:p text:style-name="P2"><text:span text:style-name="T2">//<text:s text:c="2"/>Polygons.java</text:span></text:p>
      <text:p text:style-name="P2"><text:span text:style-name="T2">//<text:s text:c="2"/>Polygons</text:span></text:p>
      <text:p text:style-name="P2"><text:span text:style-name="T2">//</text:span></text:p>
      <text:p text:style-name="P2"><text:span text:style-name="T2">//<text:s text:c="2"/>Created by Wagner on Mon Feb 23 2004.</text:span></text:p>
      <text:p text:style-name="P2"><text:span text:style-name="T2">//<text:s text:c="2"/>Copyright (c) 2004 W.L.Truppel. All rights reserved.</text:span></text:p>
      <text:p text:style-name="P2"><text:span text:style-name="T2">//</text:span></text:p>
      <text:p text:style-name="P2"><text:span text:style-name="T2"/></text:p>
      <text:p text:style-name="P2"><text:span text:style-name="T2">import java.awt.Color;</text:span></text:p>
      <text:p text:style-name="P2"><text:span text:style-name="T2">import java.awt.Dimension;</text:span></text:p>
      <text:p text:style-name="P2"><text:span text:style-name="T2">import java.awt.Graphics;</text:span></text:p>
      <text:p text:style-name="P2"><text:span text:style-name="T2">import java.awt.Point;</text:span></text:p>
      <text:p text:style-name="P2"><text:span text:style-name="T2">import java.awt.event.MouseEvent;</text:span></text:p>
      <text:p text:style-name="P2"><text:span text:style-name="T2">import java.awt.event.MouseListener;</text:span></text:p>
      <text:p text:style-name="P2"><text:span text:style-name="T2">import java.awt.event.MouseMotionListener;</text:span></text:p>
      <text:p text:style-name="P2"><text:span text:style-name="T2">import java.util.ArrayList;</text:span></text:p>
      <text:p text:style-name="P2"><text:span text:style-name="T2">import java.util.Iterator;</text:span></text:p>
      <text:p text:style-name="P2"><text:span text:style-name="T2">import javax.swing.JFrame;</text:span></text:p>
      <text:p text:style-name="P2"><text:span text:style-name="T2">import javax.swing.JPanel;</text:span></text:p>
      <text:p text:style-name="P2"><text:span text:style-name="T2"/></text:p>
      <text:p text:style-name="P2"><text:span text:style-name="T2">/**</text:span></text:p>
      <text:p text:style-name="P2"><text:span text:style-name="T2"><text:tab/>A class for a program that draws polygons as the user clicks around.</text:span></text:p>
      <text:p text:style-name="P2"><text:span text:style-name="T2"><text:tab/>@author Wagner Truppel</text:span></text:p>
      <text:p text:style-name="P2"><text:span text:style-name="T2"><text:s/>*/</text:span></text:p>
      <text:p text:style-name="P2"><text:span text:style-name="T2">public class Polygons</text:span></text:p>
      <text:p text:style-name="P2"><text:span text:style-name="T2">{</text:span></text:p>
      <text:p text:style-name="P2"><text:span text:style-name="T2"><text:tab/>/**</text:span></text:p>
      <text:p text:style-name="P2"><text:span text:style-name="T2"><text:tab/><text:tab/>This is where execution of the program starts.</text:span></text:p>
      <text:p text:style-name="P2"><text:span text:style-name="T2"><text:tab/><text:tab/>@param args A list of strings.</text:span></text:p>
      <text:p text:style-name="P2"><text:span text:style-name="T2"><text:tab/> */</text:span></text:p>
      <text:p text:style-name="P2"><text:span text:style-name="T2"><text:tab/>public static void main (String[] args)</text:span></text:p>
      <text:p text:style-name="P2"><text:span text:style-name="T2"><text:tab/>{</text:span></text:p>
      <text:p text:style-name="P2"><text:span text:style-name="T2"><text:s text:c="8"/>JFrame frame = new JFrame("Polygon Drawing Using Mouse.... Double click to stop");</text:span></text:p>
      <text:p text:style-name="P2"><text:span text:style-name="T2"><text:tab/>frame.setDefaultCloseOperation(JFrame.EXIT_ON_CLOSE);</text:span></text:p>
      <text:p text:style-name="P2"><text:span text:style-name="T2"><text:tab/>frame.setContentPane(new DrawingPanel());</text:span></text:p>
      <text:p text:style-name="P2"><text:span text:style-name="T2"><text:s text:c="8"/>frame.pack();</text:span></text:p>
      <text:p text:style-name="P2"><text:span text:style-name="T2"><text:s text:c="8"/>frame.setVisible(true);</text:span></text:p>
      <text:p text:style-name="P2"><text:span text:style-name="T2"><text:s text:c="4"/>}</text:span></text:p>
      <text:p text:style-name="P2"><text:span text:style-name="T2">}</text:span></text:p>
      <text:p text:style-name="P2"><text:span text:style-name="T2"/></text:p>
      <text:p text:style-name="P2"><text:span text:style-name="T2">/**</text:span></text:p>
      <text:p text:style-name="P2"><text:span text:style-name="T2"><text:tab/>This is another class in this program, responsible for</text:span></text:p>
      <text:p text:style-name="P2"><text:span text:style-name="T2"><text:tab/>the panel where drawing will happen.</text:span></text:p>
      <text:p text:style-name="P2"><text:span text:style-name="T2"><text:s/>*/</text:span></text:p>
      <text:p text:style-name="P2"><text:span text:style-name="T2">class DrawingPanel extends JPanel implements MouseListener, MouseMotionListener</text:span></text:p>
      <text:p text:style-name="P2"><text:span text:style-name="T2">{</text:span></text:p>
      <text:p text:style-name="P2"><text:span text:style-name="T2"><text:tab/>/**</text:span></text:p>
      <text:p text:style-name="P2"><text:span text:style-name="T2"><text:tab/><text:tab/>This is how "constants" are defined in java.</text:span></text:p>
      <text:p text:style-name="P2"><text:span text:style-name="T2"><text:tab/> */</text:span></text:p>
      <text:p text:style-name="P2"><text:span text:style-name="T2"><text:tab/>private static final Dimension MIN_DIM = new Dimension(300, 300);</text:span></text:p>
      <text:p text:style-name="P2"><text:span text:style-name="T2"><text:tab/>private static final Dimension MAX_DIM = new Dimension(800, 800);</text:span></text:p>
      <text:p text:style-name="P2"><text:span text:style-name="T2"><text:tab/>private static final Dimension PREF_DIM = new Dimension(500, 500);</text:span></text:p>
      <text:p text:style-name="P2"><text:span text:style-name="T2"><text:tab/></text:span></text:p>
      <text:p text:style-name="P2"><text:span text:style-name="T2"><text:tab/>private boolean polygonIsNowComplete = false;</text:span></text:p>
      <text:p text:style-name="P2"><text:span text:style-name="T2"/></text:p>
      <text:p text:style-name="P2"><text:span text:style-name="T2"><text:tab/>/**</text:span></text:p>
      <text:p text:style-name="P2"><text:span text:style-name="T2"><text:tab/><text:tab/>The 'dummy' point tracking the mouse.</text:span></text:p>
      <text:p text:style-name="P2"><text:span text:style-name="T2"><text:tab/> */</text:span></text:p>
      <text:p text:style-name="P2"><text:span text:style-name="T2"><text:tab/>private final Point trackPoint = new Point();</text:span></text:p>
      <text:p text:style-name="P2"><text:span text:style-name="T2"/></text:p>
      <text:p text:style-name="P2"><text:span text:style-name="T2"><text:tab/>/**</text:span></text:p>
      <text:p text:style-name="P2"><text:span text:style-name="T2"><text:tab/><text:tab/>The list of points making up a polygon.</text:span></text:p>
      <text:p text:style-name="P2"><text:span text:style-name="T2"><text:tab/> */</text:span></text:p>
      <text:p text:style-name="P2"><text:span text:style-name="T2"><text:tab/>private ArrayList points = new ArrayList();</text:span></text:p>
      <text:p text:style-name="P2"><text:span text:style-name="T2"/></text:p>
      <text:p text:style-name="P2"><text:span text:style-name="T2"><text:tab/>/**</text:span></text:p>
      <text:p text:style-name="P2"><text:span text:style-name="T2"><text:tab/><text:tab/>The only constructor needed for this class.</text:span></text:p>
      <text:p text:style-name="P2"><text:span text:style-name="T2"><text:tab/> */</text:span></text:p>
      <text:p text:style-name="P2"><text:span text:style-name="T2"><text:tab/>DrawingPanel()</text:span></text:p>
      <text:p text:style-name="P2"><text:span text:style-name="T2"><text:tab/>{</text:span></text:p>
      <text:p text:style-name="P2"><text:span text:style-name="T2"><text:tab/><text:tab/>super();</text:span></text:p>
      <text:p text:style-name="P2"><text:span text:style-name="T2"><text:tab/><text:tab/>addMouseListener(this);</text:span></text:p>
      <text:p text:style-name="P2"><text:span text:style-name="T2"><text:tab/><text:tab/>addMouseMotionListener(this);</text:span></text:p>
      <text:p text:style-name="P2"><text:span text:style-name="T2"><text:tab/>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is where all the drawing action happens.</text:span></text:p>
      <text:p text:style-name="P2"><text:span text:style-name="T2"><text:tab/> */</text:span></text:p>
      <text:p text:style-name="P2"><text:span text:style-name="T2"><text:tab/>public void paintComponent(Graphics g)</text:span></text:p>
      <text:p text:style-name="P2"><text:span text:style-name="T2"><text:tab/>{</text:span></text:p>
      <text:p text:style-name="P2"><text:span text:style-name="T2"><text:tab/><text:tab/>super.paintComponent(g);</text:span></text:p>
      <text:p text:style-name="P2"><text:span text:style-name="T2"><text:tab/><text:tab/></text:span></text:p>
      <text:p text:style-name="P2"><text:span text:style-name="T2"><text:tab/><text:tab/>int numPoints = points.size();</text:span></text:p>
      <text:p text:style-name="P2"><text:span text:style-name="T2"><text:tab/><text:tab/>if (numPoints == 0)</text:span></text:p>
      <text:p text:style-name="P2"><text:span text:style-name="T2"><text:tab/><text:tab/><text:tab/>return; // nothing to draw</text:span></text:p>
      <text:p text:style-name="P2"><text:span text:style-name="T2"><text:tab/><text:tab/></text:span></text:p>
      <text:p text:style-name="P2"><text:span text:style-name="T2"><text:tab/><text:tab/>Point prevPoint = (Point) points.get(0);</text:span></text:p>
      <text:p text:style-name="P2"><text:span text:style-name="T2"><text:tab/><text:tab/></text:span></text:p>
      <text:p text:style-name="P2"><text:span text:style-name="T2"><text:tab/><text:tab/>// draw polygon</text:span></text:p>
      <text:p text:style-name="P2"><text:span text:style-name="T2"><text:tab/><text:tab/>Iterator it = points.iterator();</text:span></text:p>
      <text:p text:style-name="P2"><text:span text:style-name="T2"><text:tab/><text:tab/>while (it.hasNext())</text:span></text:p>
      <text:p text:style-name="P2"><text:span text:style-name="T2"><text:tab/><text:tab/>{</text:span></text:p>
      <text:p text:style-name="P2"><text:span text:style-name="T2"><text:tab/><text:tab/><text:tab/>Point curPoint = (Point) it.next();</text:span></text:p>
      <text:p text:style-name="P2"><text:span text:style-name="T2"><text:tab/><text:tab/><text:tab/>draw(g, prevPoint, curPoint);<text:tab/><text:tab/><text:tab/></text:span></text:p>
      <text:p text:style-name="P2"><text:span text:style-name="T2"><text:tab/><text:tab/><text:tab/>prevPoint = curPoint;</text:span></text:p>
      <text:p text:style-name="P2"><text:span text:style-name="T2"><text:tab/><text:tab/>}</text:span></text:p>
      <text:p text:style-name="P2"><text:span text:style-name="T2"><text:tab/><text:tab/></text:span></text:p>
      <text:p text:style-name="P2"><text:span text:style-name="T2"><text:tab/><text:tab/>// now draw tracking line or complete the polygon</text:span></text:p>
      <text:p text:style-name="P2"><text:span text:style-name="T2"><text:tab/><text:tab/>if (polygonIsNowComplete)</text:span></text:p>
      <text:p text:style-name="P2"><text:span text:style-name="T2"><text:tab/><text:tab/><text:tab/>draw(g, prevPoint, (Point) points.get(0));</text:span></text:p>
      <text:p text:style-name="P2"><text:span text:style-name="T2"><text:tab/><text:tab/>else</text:span></text:p>
      <text:p text:style-name="P2"><text:span text:style-name="T2"><text:tab/><text:tab/><text:tab/>draw(g, prevPoint, trackPoint);<text:tab/></text:span></text:p>
      <text:p text:style-name="P2"><text:span text:style-name="T2"><text:tab/>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method is required by the MouseListener interface,</text:span></text:p>
      <text:p text:style-name="P2"><text:span text:style-name="T2"><text:tab/><text:tab/>and is the only one that we really care about.</text:span></text:p>
      <text:p text:style-name="P2"><text:span text:style-name="T2"><text:tab/> */</text:span></text:p>
      <text:p text:style-name="P2"><text:span text:style-name="T2"><text:tab/>public void mouseClicked(MouseEvent evt)</text:span></text:p>
      <text:p text:style-name="P2"><text:span text:style-name="T2"><text:tab/>{</text:span></text:p>
      <text:p text:style-name="P2"><text:span text:style-name="T2"><text:tab/><text:tab/>int x = evt.getX();</text:span></text:p>
      <text:p text:style-name="P2"><text:span text:style-name="T2"><text:tab/><text:tab/>int y = evt.getY();</text:span></text:p>
      <text:p text:style-name="P2"><text:span text:style-name="T2"><text:tab/><text:tab/></text:span></text:p>
      <text:p text:style-name="P2"><text:span text:style-name="T2"><text:tab/><text:tab/>switch (evt.getClickCount())</text:span></text:p>
      <text:p text:style-name="P2"><text:span text:style-name="T2"><text:tab/><text:tab/>{</text:span></text:p>
      <text:p text:style-name="P2"><text:span text:style-name="T2"><text:tab/><text:tab/><text:tab/>case 1: // single-click</text:span></text:p>
      <text:p text:style-name="P2"><text:span text:style-name="T2"><text:tab/><text:tab/><text:tab/><text:tab/>if (polygonIsNowComplete)</text:span></text:p>
      <text:p text:style-name="P2"><text:span text:style-name="T2"><text:tab/><text:tab/><text:tab/><text:tab/>{</text:span></text:p>
      <text:p text:style-name="P2"><text:span text:style-name="T2"><text:tab/><text:tab/><text:tab/><text:tab/><text:tab/>points.clear();</text:span></text:p>
      <text:p text:style-name="P2"><text:span text:style-name="T2"><text:tab/><text:tab/><text:tab/><text:tab/><text:tab/>polygonIsNowComplete = false;</text:span></text:p>
      <text:p text:style-name="P2"><text:span text:style-name="T2"><text:tab/><text:tab/><text:tab/><text:tab/>}</text:span></text:p>
      <text:p text:style-name="P2"><text:span text:style-name="T2"><text:tab/><text:tab/><text:tab/><text:tab/>points.add(new Point(x, y));</text:span></text:p>
      <text:p text:style-name="P2"><text:span text:style-name="T2"><text:tab/><text:tab/><text:tab/><text:tab/>repaint();</text:span></text:p>
      <text:p text:style-name="P2"><text:span text:style-name="T2"><text:tab/><text:tab/><text:tab/><text:tab/>break;</text:span></text:p>
      <text:p text:style-name="P2"><text:span text:style-name="T2"><text:tab/><text:tab/><text:tab/><text:tab/></text:span></text:p>
      <text:p text:style-name="P2"><text:span text:style-name="T2"><text:tab/><text:tab/><text:tab/>case 2: // double-click</text:span></text:p>
      <text:p text:style-name="P2"><text:span text:style-name="T2"><text:tab/><text:tab/><text:tab/><text:tab/>polygonIsNowComplete = true;</text:span></text:p>
      <text:p text:style-name="P2"><text:span text:style-name="T2"><text:tab/><text:tab/><text:tab/><text:tab/>points.add(new Point(x, y));</text:span></text:p>
      <text:p text:style-name="P2"><text:span text:style-name="T2"><text:tab/><text:tab/><text:tab/><text:tab/>repaint();</text:span></text:p>
      <text:p text:style-name="P2"><text:span text:style-name="T2"><text:tab/><text:tab/><text:tab/><text:tab/>break;</text:span></text:p>
      <text:p text:style-name="P2"><text:span text:style-name="T2"><text:tab/><text:tab/><text:tab/><text:tab/></text:span></text:p>
      <text:p text:style-name="P2"><text:span text:style-name="T2"><text:tab/><text:tab/><text:tab/>default: // ignore anything else</text:span></text:p>
      <text:p text:style-name="P2"><text:span text:style-name="T2"><text:tab/><text:tab/><text:tab/><text:tab/>break;</text:span></text:p>
      <text:p text:style-name="P2"><text:span text:style-name="T2"><text:tab/><text:tab/>}</text:span></text:p>
      <text:p text:style-name="P2"><text:span text:style-name="T2"><text:tab/>}</text:span></text:p>
      <text:p text:style-name="P2"><text:span text:style-name="T2"><text:tab/>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method is required by the MouseMotionListener interface,</text:span></text:p>
      <text:p text:style-name="P2"><text:span text:style-name="T2"><text:tab/><text:tab/>and is the only one that we really care about.</text:span></text:p>
      <text:p text:style-name="P2"><text:span text:style-name="T2"><text:tab/> */</text:span></text:p>
      <text:p text:style-name="P2"><text:span text:style-name="T2"><text:tab/>public void mouseMoved(MouseEvent evt)</text:span></text:p>
      <text:p text:style-name="P2"><text:span text:style-name="T2"><text:tab/>{</text:span></text:p>
      <text:p text:style-name="P2"><text:span text:style-name="T2"><text:tab/><text:tab/>trackPoint.x = evt.getX();</text:span></text:p>
      <text:p text:style-name="P2"><text:span text:style-name="T2"><text:tab/><text:tab/>trackPoint.y = evt.getY();</text:span></text:p>
      <text:p text:style-name="P2"><text:span text:style-name="T2"><text:tab/><text:tab/>repaint();</text:span></text:p>
      <text:p text:style-name="P2"><text:span text:style-name="T2"><text:tab/>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Utility method used to draw points and lines.</text:span></text:p>
      <text:p text:style-name="P2"><text:span text:style-name="T2"><text:tab/> */</text:span></text:p>
      <text:p text:style-name="P2"><text:span text:style-name="T2"><text:tab/>private void draw(Graphics g, Point p1, Point p2)</text:span></text:p>
      <text:p text:style-name="P2"><text:span text:style-name="T2"><text:tab/>{</text:span></text:p>
      <text:p text:style-name="P2"><text:span text:style-name="T2"><text:tab/><text:tab/>int x1 = p1.x;</text:span></text:p>
      <text:p text:style-name="P2"><text:span text:style-name="T2"><text:tab/><text:tab/>int y1 = p1.y;</text:span></text:p>
      <text:p text:style-name="P2"><text:span text:style-name="T2"><text:tab/><text:tab/><text:tab/></text:span></text:p>
      <text:p text:style-name="P2"><text:span text:style-name="T2"><text:tab/><text:tab/>int x2 = p2.x;</text:span></text:p>
      <text:p text:style-name="P2"><text:span text:style-name="T2"><text:tab/><text:tab/>int y2 = p2.y;</text:span></text:p>
      <text:p text:style-name="P2"><text:span text:style-name="T2"><text:tab/><text:tab/></text:span></text:p>
      <text:p text:style-name="P2"><text:span text:style-name="T2"><text:tab/><text:tab/>// draw the line first so that the points</text:span></text:p>
      <text:p text:style-name="P2"><text:span text:style-name="T2"><text:tab/><text:tab/>// appear on top of the line ends, not below</text:span></text:p>
      <text:p text:style-name="P2"><text:span text:style-name="T2"><text:tab/><text:tab/>g.setColor(Color.green.darker());</text:span></text:p>
      <text:p text:style-name="P2"><text:span text:style-name="T2"><text:tab/><text:tab/>g.drawLine(x1 + 3, y1 + 3, x2 + 3, y2 + 3);</text:span></text:p>
      <text:p text:style-name="P2"><text:span text:style-name="T2"><text:tab/><text:tab/>g.drawLine(x1 + 4, y1 + 4, x2 + 4, y2 + 4);</text:span></text:p>
      <text:p text:style-name="P2"><text:span text:style-name="T2"><text:tab/><text:tab/>g.drawLine(x1 + 5, y1 + 5, x2 + 5, y2 + 5);</text:span></text:p>
      <text:p text:style-name="P2"><text:span text:style-name="T2"><text:tab/><text:tab/></text:span></text:p>
      <text:p text:style-name="P2"><text:span text:style-name="T2"><text:tab/><text:tab/>g.setColor(Color.red);</text:span></text:p>
      <text:p text:style-name="P2"><text:span text:style-name="T2"><text:tab/><text:tab/>g.fillOval(x1, y1, 8, 8);</text:span></text:p>
      <text:p text:style-name="P2"><text:span text:style-name="T2"><text:tab/><text:tab/></text:span></text:p>
      <text:p text:style-name="P2"><text:span text:style-name="T2"><text:tab/><text:tab/>g.setColor(Color.blue);</text:span></text:p>
      <text:p text:style-name="P2"><text:span text:style-name="T2"><text:tab/><text:tab/>g.fillOval(x2, y2, 8, 8);</text:span></text:p>
      <text:p text:style-name="P2"><text:span text:style-name="T2"><text:tab/>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method is used to draw this panel with the</text:span></text:p>
      <text:p text:style-name="P2"><text:span text:style-name="T2"><text:tab/><text:tab/>correct minimum size.</text:span></text:p>
      <text:p text:style-name="P2"><text:span text:style-name="T2"><text:tab/> */</text:span></text:p>
      <text:p text:style-name="P2"><text:span text:style-name="T2"><text:tab/>public Dimension getMinimumSize()</text:span></text:p>
      <text:p text:style-name="P2"><text:span text:style-name="T2"><text:tab/>{ return MIN_DIM; 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method is used to draw this panel with the</text:span></text:p>
      <text:p text:style-name="P2"><text:span text:style-name="T2"><text:tab/><text:tab/>correct preferred size.</text:span></text:p>
      <text:p text:style-name="P2"><text:span text:style-name="T2"><text:tab/> */</text:span></text:p>
      <text:p text:style-name="P2"><text:span text:style-name="T2"><text:tab/>public Dimension getPreferredSize()</text:span></text:p>
      <text:p text:style-name="P2"><text:span text:style-name="T2"><text:tab/>{ return PREF_DIM; 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method is required by the MouseMotionListener interface,</text:span></text:p>
      <text:p text:style-name="P2"><text:span text:style-name="T2"><text:tab/><text:tab/>but we don't really listen to this kind of event.</text:span></text:p>
      <text:p text:style-name="P2"><text:span text:style-name="T2"><text:tab/> */</text:span></text:p>
      <text:p text:style-name="P2"><text:span text:style-name="T2"><text:tab/>public void mouseDragged(MouseEvent evt)</text:span></text:p>
      <text:p text:style-name="P2"><text:span text:style-name="T2"><text:tab/>{ /* do nothing */ 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method is required by the MouseListener interface,</text:span></text:p>
      <text:p text:style-name="P2"><text:span text:style-name="T2"><text:tab/><text:tab/>but we don't really listen to this kind of event.</text:span></text:p>
      <text:p text:style-name="P2"><text:span text:style-name="T2"><text:tab/> */</text:span></text:p>
      <text:p text:style-name="P2"><text:span text:style-name="T2"><text:tab/>public void mousePressed(MouseEvent evt)</text:span></text:p>
      <text:p text:style-name="P2"><text:span text:style-name="T2"><text:tab/>{ /* do nothing */ 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method is required by the MouseListener interface,</text:span></text:p>
      <text:p text:style-name="P2"><text:span text:style-name="T2"><text:tab/><text:tab/>but we don't really listen to this kind of event.</text:span></text:p>
      <text:p text:style-name="P2"><text:span text:style-name="T2"><text:tab/> */</text:span></text:p>
      <text:p text:style-name="P2"><text:span text:style-name="T2"><text:tab/>public void mouseReleased(MouseEvent evt)</text:span></text:p>
      <text:p text:style-name="P2"><text:span text:style-name="T2"><text:tab/>{ /* do nothing */ 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method is required by the MouseListener interface,</text:span></text:p>
      <text:p text:style-name="P2"><text:span text:style-name="T2"><text:tab/><text:tab/>but we don't really listen to this kind of event.</text:span></text:p>
      <text:p text:style-name="P2"><text:span text:style-name="T2"><text:tab/> */</text:span></text:p>
      <text:p text:style-name="P2"><text:span text:style-name="T2"><text:tab/>public void mouseEntered(MouseEvent evt)</text:span></text:p>
      <text:p text:style-name="P2"><text:span text:style-name="T2"><text:tab/>{ /* do nothing */ }</text:span></text:p>
      <text:p text:style-name="P2"><text:span text:style-name="T2"><text:tab/></text:span></text:p>
      <text:p text:style-name="P2"><text:span text:style-name="T2"><text:tab/>/**</text:span></text:p>
      <text:p text:style-name="P2"><text:span text:style-name="T2"><text:tab/><text:tab/>This method is required by the MouseListener interface,</text:span></text:p>
      <text:p text:style-name="P2"><text:span text:style-name="T2"><text:tab/><text:tab/>but we don't really listen to this kind of event.</text:span></text:p>
      <text:p text:style-name="P2"><text:span text:style-name="T2"><text:tab/> */</text:span></text:p>
      <text:p text:style-name="P2"><text:span text:style-name="T2"><text:tab/>public void mouseExited(MouseEvent evt)</text:span></text:p>
      <text:p text:style-name="P2"><text:span text:style-name="T2"><text:tab/>{ /* do nothing */ }</text:span></text:p>
      <text:p text:style-name="P2"><text:span text:style-name="T2">}</text:span></text:p>
      <text:p text:style-name="P2"><text:span text:style-name="T2"/></text:p>
      <text:p text:style-name="P2"><text:span text:style-name="T2"/></text:p>
      <text:p text:style-name="P3"><text:span text:style-name="T3"/></text:p>
      <text:p text:style-name="P3"><draw:frame text:anchor-type="as-char" svg:width="152.40mm" svg:height="49.74mm" style:rel-width="scale" style:rel-height="scale"><draw:object-ole xlink:href="OleObj1"/><draw:image xlink:href="ObjectReplacements/OleObj1"/></draw:frame><draw:frame text:anchor-type="as-char" svg:width="102.13mm" svg:height="68.53mm" style:rel-width="scale" style:rel-height="scale"><draw:object-ole xlink:href="OleObj2"/><draw:image xlink:href="ObjectReplacements/OleObj2"/></draw:frame><text:span text:style-name="T5"/></text:p>
      <text:p text:style-name="P3"><draw:frame text:anchor-type="as-char" svg:width="100.54mm" svg:height="72.23mm" style:rel-width="scale" style:rel-height="scale"><draw:object-ole xlink:href="OleObj3"/><draw:image xlink:href="ObjectReplacements/OleObj3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